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master-page-name="Standard">
      <style:paragraph-properties style:page-number="auto"/>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officeooo:paragraph-rsid="001d9b60"/>
    </style:style>
    <style:style style:name="P5" style:family="paragraph" style:parent-style-name="Standard">
      <style:paragraph-properties fo:margin-left="0cm" fo:margin-right="0cm" fo:text-indent="0cm" style:auto-text-indent="false"/>
      <style:text-properties officeooo:paragraph-rsid="001efa52"/>
    </style:style>
    <style:style style:name="P6" style:family="paragraph" style:parent-style-name="Standard">
      <style:paragraph-properties fo:margin-left="0cm" fo:margin-right="0cm" fo:text-indent="0cm" style:auto-text-indent="false"/>
      <style:text-properties officeooo:paragraph-rsid="0020bc75"/>
    </style:style>
    <style:style style:name="P7" style:family="paragraph" style:parent-style-name="Standard">
      <style:paragraph-properties fo:margin-left="0cm" fo:margin-right="0cm" fo:text-indent="0cm" style:auto-text-indent="false"/>
      <style:text-properties officeooo:paragraph-rsid="00223dee"/>
    </style:style>
    <style:style style:name="P8" style:family="paragraph" style:parent-style-name="Standard">
      <style:paragraph-properties fo:margin-left="0cm" fo:margin-right="0cm" fo:text-indent="0cm" style:auto-text-indent="false"/>
      <style:text-properties officeooo:paragraph-rsid="0023005e"/>
    </style:style>
    <style:style style:name="P9" style:family="paragraph" style:parent-style-name="Standard">
      <style:paragraph-properties fo:margin-left="0cm" fo:margin-right="0cm" fo:text-indent="0cm" style:auto-text-indent="false"/>
      <style:text-properties officeooo:paragraph-rsid="0024fdad"/>
    </style:style>
    <style:style style:name="P10" style:family="paragraph" style:parent-style-name="Standard">
      <style:paragraph-properties fo:margin-left="0cm" fo:margin-right="0cm" fo:text-indent="0cm" style:auto-text-indent="false"/>
      <style:text-properties officeooo:paragraph-rsid="0026fd17"/>
    </style:style>
    <style:style style:name="P11" style:family="paragraph" style:parent-style-name="Standard">
      <style:paragraph-properties fo:margin-left="0cm" fo:margin-right="0cm" fo:text-indent="0cm" style:auto-text-indent="false"/>
      <style:text-properties officeooo:paragraph-rsid="00289b60"/>
    </style:style>
    <style:style style:name="P12" style:family="paragraph" style:parent-style-name="Standard">
      <style:paragraph-properties fo:margin-left="0cm" fo:margin-right="0cm" fo:text-indent="0cm" style:auto-text-indent="false"/>
      <style:text-properties officeooo:paragraph-rsid="0029afc7"/>
    </style:style>
    <style:style style:name="P13" style:family="paragraph" style:parent-style-name="List_20_Paragraph" style:list-style-name="WWNum2"/>
    <style:style style:name="P14" style:family="paragraph" style:parent-style-name="List_20_Paragraph" style:list-style-name="WWNum2">
      <style:paragraph-properties fo:margin-left="0cm" fo:margin-right="0cm" fo:text-indent="0cm" style:auto-text-indent="false" fo:break-before="page"/>
    </style:style>
    <style:style style:name="T1" style:family="text">
      <style:text-properties fo:font-size="13pt" style:font-size-asian="13pt" style:font-size-complex="13pt"/>
    </style:style>
    <style:style style:name="T2" style:family="text">
      <style:text-properties fo:font-size="8pt" style:font-size-asian="8pt" style:font-size-complex="8pt"/>
    </style:style>
    <style:style style:name="T3" style:family="text">
      <style:text-properties officeooo:rsid="001b1091"/>
    </style:style>
    <style:style style:name="T4" style:family="text">
      <style:text-properties officeooo:rsid="001b807c"/>
    </style:style>
    <style:style style:name="T5" style:family="text">
      <style:text-properties officeooo:rsid="001d9b60"/>
    </style:style>
    <style:style style:name="T6" style:family="text">
      <style:text-properties officeooo:rsid="001e7118"/>
    </style:style>
    <style:style style:name="T7" style:family="text">
      <style:text-properties officeooo:rsid="001efa52"/>
    </style:style>
    <style:style style:name="T8" style:family="text">
      <style:text-properties officeooo:rsid="001fd5bf"/>
    </style:style>
    <style:style style:name="T9" style:family="text">
      <style:text-properties officeooo:rsid="0020bc75"/>
    </style:style>
    <style:style style:name="T10" style:family="text">
      <style:text-properties officeooo:rsid="00223dee"/>
    </style:style>
    <style:style style:name="T11" style:family="text">
      <style:text-properties officeooo:rsid="0022a545"/>
    </style:style>
    <style:style style:name="T12" style:family="text">
      <style:text-properties officeooo:rsid="0023005e"/>
    </style:style>
    <style:style style:name="T13" style:family="text">
      <style:text-properties officeooo:rsid="0024fdad"/>
    </style:style>
    <style:style style:name="T14" style:family="text">
      <style:text-properties officeooo:rsid="0026fd17"/>
    </style:style>
    <style:style style:name="T15" style:family="text">
      <style:text-properties officeooo:rsid="00289b60"/>
    </style:style>
    <style:style style:name="T16" style:family="text">
      <style:text-properties officeooo:rsid="0029af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quaria-Versuch 1)</text:p>
      <text:p text:style-name="Standard"/>
      <text:p text:style-name="Standard">Emily, eine junge Frau die bei ihrer Mutter aufwuchs, <text:s/>erhält eine Einladung von ihrem bis jetzt ihr unbekannten Vater. Ihr Vater lebt auf einer fernen Insel im Ozean. Innerlich zerrissen von der Tatsache, dass ihr leiblicher Vater sie bis jetzt nie kontaktiert oder besucht hatte, begibt sie sich schließlich auf den Weg. Ihr Schiff gerät in Seenot, Emily stürzt ins Wasser und verliert ihr Bewusstsein. Sie erwacht in einer Unterwasser-Traumwelt. </text:p>
      <text:p text:style-name="Standard">Auf dem Meeresgrund angekommen, <text:s/>wird ihr die Aufgabe angetragen einen Schatz zu finden. Sollte sie das Abenteuer erfolgreich meistern, so hat sie die Wahl entweder den Schatz zu behalten oder ihn gegen ein Elixier einzutauschen, das sie zurück in ihre gewohnte Welt bringen würde.</text:p>
      <text:p text:style-name="Standard">Auflösung:</text:p>
      <text:list xml:id="list34361853" text:style-name="WWNum2">
        <text:list-item>
          <text:p text:style-name="P13">Entscheidet sich der Spieler den Schatz auf kämpferische, zerstörerische Art zu erlangen<text:bookmark text:name="_GoBack"/>, so wird Emily nach dem Wiedererwachen in der gewohnten Welt ihrem Vater vorwurfsvoll und aggressiv gegenüber treten und eine Versöhnung ablehnen.</text:p>
        </text:list-item>
      </text:list>
      <text:p text:style-name="List_20_Paragraph"/>
      <text:list xml:id="list35698720" text:continue-numbering="true" text:style-name="WWNum2">
        <text:list-item>
          <text:p text:style-name="P13">Entscheidet sich der Spieler für eine friedsame Spielweise im Einklang mit der Unterwasserwelt, so wird Emily nach dem Wiedererwachen in der gewohnten Welt ihrem Vater offen und barmherzig gegenübertreten und sich versöhnen.</text:p>
        </text:list-item>
      </text:list>
      <text:p text:style-name="List_20_Paragraph"/>
      <text:list xml:id="list35699835" text:continue-numbering="true" text:style-name="WWNum2">
        <text:list-item>
          <text:p text:style-name="P13">Entscheidet sich der Spieler nach erfolgreicher Schatzsuche gegen das Elixier, so wird Emily nach dem Wiedererwachen in der gewohnten Welt die Begegnung mit dem Vater meiden und den Konflikt für immer in sich tragen. (Eventuell auch nicht aus Bewusstlosigkeit erwachen)</text:p>
          <text:p text:style-name="P14">Versuch 2 - Ergänzung Unterwasserwelt</text:p>
        </text:list-item>
      </text:list>
      <text:p text:style-name="P1"/>
      <text:p text:style-name="P1">In der Unterwasser-Welt kommt sie zuerst in ein von Wassermenschen bewohntes Dorf (= Bauch des Wahlfisches <text:span text:style-name="T1">☺ </text:span>). Dort trifft sie auf den Herrscher (bzw. die Herrscherin) der Unterwasser-Welt. Dieser bietet ihr an, ihr dabei zu helfen aus dieser Welt zu entkommen, möchte aber eine Gegenleistung von ihr. Sie soll seinen Sohn (bzw. Tochter) holen, da er entweder keine Zeit dafür hat. (oder sie testen möchte / oder ihr etwas zeigen möchte <text:span text:style-name="T2">/ oder einfach nur eine Traumgestalt ist und ohne Grund so handelt ...</text:span> )</text:p>
      <text:p text:style-name="P1">Emily schwimmt durch die Unterwasser-Welt und sucht nach dem Sohn. Dabei wird bereits deutlich, dass diese Welt in Gefahr ist bzw. etwas nicht stimmt. Emily trifft den Sohn und gemeinsam gehen sie zurück Dorf. Während dieser ganzen Zeit hat der Spieler die Möglichkeit durch kämpferisches oder friedliches Handelnd voran zu kommen.</text:p>
      <text:p text:style-name="P1">Der Sohn erzählt Emily, dass es viel allein ist, da sein Vater kaum Zeit für ihn hat und bittet sie bei ihm zu bleiben. Emily schwimmt zum Herrscher und erzählt diesem, dass der Sohn zurück ist. Der Herrscher zeigt ihr nun den Weg, wie sie zurück in ihre Welt kommen kann. Es sagt ihr, dass sie sich entscheiden muss: entweder sie geht jetzt, oder sie bleibt hier beim Sohn.</text:p>
      <text:p text:style-name="P1">1) Bei einer friedlichen Spielweise: </text:p>
      <text:p text:style-name="P1">Emily fragt den Herrscher über die Probleme in dieser Welt und es sagt ihr, dass sie die nur in ihrer Welt lösen kann.</text:p>
      <text:p text:style-name="P1">1a) Emily entscheidet sich in der Unterwasser-Welt zu bleiben. </text:p>
      <text:p text:style-name="P1">1b) Emily kehrt zurück in ihre alte Welt. Sie erkennt, dass ihr Vater Gründe dafür gahabt hat sie zu verlassen und fragt ihn danach. Sie versöhnen sich und Emily rettet die Unterwasser-Welt.</text:p>
      <text:p text:style-name="P1"/>
      <text:p text:style-name="P1">2) Bei einer kriegerischen Spielweise:</text:p>
      <text:p text:style-name="P1">2a) Emily entscheidet sich in der Unterwasser-Welt zu bleiben.</text:p>
      <text:p text:style-name="P1">2b) Emily kehrt zurück in ihre Welt. Sie behauptet, dass ihr Vater sie verlassen hat, weil sie ihm egal ist und dass er ihr auch egal sei. Sie versöhnt sich nicht mit ihm.</text:p>
      <text:p text:style-name="P1"/>
      <text:p text:style-name="P1"/>
      <text:p text:style-name="P1">Problem der Unterwasser-Welt:</text:p>
      <text:p text:style-name="P1">- könnte irgendwas Umweltschutz-mäßiges sein: Öl, Fischernetze etc. (finde ich übertrieben)</text:p>
      <text:p text:style-name="P1">- irgendetwas kleines, lokales, was Emily auch verändern kann: (leider keine gute Idee für ein Beispiel)</text:p>
      <text:p text:style-name="P1">- ein Problem, das Emily auf der Seele liegt und sich in ihrer Traumwelt manifestiert (zB. der Konflikt mit ihrem Vater), weiß bloß nicht wie sich das dann darstellen würde (böse Fische mit dem Gesicht ihres Vaters sind vllt nicht so toll...)</text:p>
      <text:p text:style-name="P8"><text:soft-page-break/><text:span text:style-name="T9">- </text:span><text:span text:style-name="T12">Beim ersten Zusammentreffen mit Vater am Hafen stolpert Emily aus Nervosität ins Wasser.</text:span></text:p>
      <text:p text:style-name="P8"><text:span text:style-name="T12">-</text:span><text:span text:style-name="T9"> Unterwasser trifft sie auf <text:s/></text:span><text:span text:style-name="T13">eine sterbende </text:span><text:span text:style-name="T9">Mutter</text:span></text:p>
      <text:p text:style-name="P6"><text:span text:style-name="T9">- Bitte, sich um </text:span><text:span text:style-name="T13">ihren</text:span><text:span text:style-name="T9"> Sohn zu kümmern</text:span></text:p>
      <text:p text:style-name="P6"><text:span text:style-name="T9"/></text:p>
      <text:p text:style-name="P10"><text:span text:style-name="T14">Geist der Mutter als Mentor</text:span></text:p>
      <text:p text:style-name="P9"><text:span text:style-name="T13">Aufgabe</text:span><text:span text:style-name="T14">n....</text:span><text:span text:style-name="T13"> hungrigen Sohn zu ernähren.</text:span></text:p>
      <text:p text:style-name="P11"><text:span text:style-name="T15">Spielananlyse: Rätsel/Lieder -Taktik führt zu b) <text:s/>, Kampf-Taktik führt zu c)</text:span></text:p>
      <text:p text:style-name="P5"><text:span text:style-name="T3">a) </text:span><text:span text:style-name="T10">Nach erster Chance, </text:span><text:span text:style-name="T3">kehrt Unterwasserwelt den Rücken, </text:span><text:span text:style-name="T4">entzieht sich der Verantwortung</text:span><text:span text:style-name="T3">, </text:span></text:p>
      <text:p text:style-name="P5"><text:span text:style-name="T3">//</text:span><text:span text:style-name="T7">Flucht vor Realität </text:span></text:p>
      <text:p text:style-name="P5"><text:span text:style-name="T5"/></text:p>
      <text:p text:style-name="P7"><text:span text:style-name="T5">b</text:span><text:span text:style-name="T3">) </text:span><text:span text:style-name="T15">Man bekommt Hinweis, dass man den Sohn verlassen muss ,</text:span><text:span text:style-name="T10">um dessen Leben zu schützen</text:span><text:span text:style-name="T3">,</text:span></text:p>
      <text:p text:style-name="P7"><text:span text:style-name="T3"><text:s/>anschließende Versöhnung mit eigenem Vater,</text:span></text:p>
      <text:p text:style-name="P5"><text:span text:style-name="T3">// </text:span><text:span text:style-name="T7">Verständnis //</text:span><text:span text:style-name="T4">Harmonie</text:span></text:p>
      <text:p text:style-name="P4"><text:span text:style-name="T5"/></text:p>
      <text:p text:style-name="P12"><text:span text:style-name="T5">c) </text:span><text:span text:style-name="T16">Böse Kampfform führt zum Tod des Sohnens</text:span></text:p>
      <text:p text:style-name="P12"><text:span text:style-name="T5">//</text:span><text:span text:style-name="T7">Selbstsüchtig// </text:span><text:span text:style-name="T8">Streben nach Ma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353cm" style:contextual-spacing="fals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avio</meta:initial-creator>
    <meta:editing-cycles>22</meta:editing-cycles>
    <meta:creation-date>2012-11-13T17:34:00</meta:creation-date>
    <dc:date>2012-11-19T15:55:44.05</dc:date>
    <meta:editing-duration>PT1H30M48S</meta:editing-duration>
    <meta:generator>LibreOffice/3.6$Windows_x86 LibreOffice_project/e29a214-2bbed72-0621de6-a97528c-8f066d</meta:generator>
    <meta:document-statistic meta:table-count="0" meta:image-count="0" meta:object-count="0" meta:page-count="3" meta:paragraph-count="35" meta:word-count="725" meta:character-count="4557" meta:non-whitespace-character-count="38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